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JZKit2</text:p>
      <text:p text:style-name="Standard"/>
      <text:h text:style-name="Heading_20_1" text:outline-level="1">Cross Searching</text:h>
      <text:h text:style-name="Heading_20_2" text:outline-level="2">Deployment</text:h>
      <text:h text:style-name="Heading_20_3" text:outline-level="3">Java VM System Properties</text:h>
      <text:p text:style-name="Text_20_body">-Dorg.jzkit.resultset.timeout=nnnnn</text:p>
      <text:p text:style-name="Text_20_body">The amount of time jzkit will wait to aggregate records from all sources before throwing a timeout exceeded excep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1" style:font-size-asian="12pt" style:language-asian="none" style:country-asian="none" style:font-name-complex="Luxi Sans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uxi Sans" fo:font-size="14pt" style:font-name-asian="Luxi Sans1" style:font-size-asian="14pt" style:font-name-complex="Luxi Sans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10-25T11:53:13</meta:creation-date>
    <dc:date>2006-10-25T11:58:02</dc:date>
    <dc:language>en-US</dc:language>
    <meta:editing-cycles>3</meta:editing-cycles>
    <meta:editing-duration>PT1M5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29" meta:character-count="208"/>
  </office:meta>
</office:document-meta>
</file>